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2.ttf" manifest:media-type="application/x-font-ttf"/>
  <manifest:file-entry manifest:full-path="Fonts/Font_Lohit_Devanagari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2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3" style:family="paragraph" style:parent-style-name="Заголовок_20_1_20_титул"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6" style:family="paragraph" style:parent-style-name="Заголовок_20_2_20_титул">
      <style:text-properties officeooo:rsid="005b5a21" officeooo:paragraph-rsid="005b5a21"/>
    </style:style>
    <style:style style:name="P17" style:family="paragraph" style:parent-style-name="Heading_20_1">
      <style:text-properties officeooo:rsid="00682151" officeooo:paragraph-rsid="00682151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 style:master-page-name="Standard">
      <style:paragraph-properties style:page-number="auto" fo:break-before="page"/>
    </style:style>
    <style:style style:name="P20" style:family="paragraph" style:parent-style-name="Heading_20_2" style:list-style-name="">
      <style:paragraph-properties fo:text-align="start" style:justify-single-word="false"/>
    </style:style>
    <style:style style:name="P2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2" style:family="paragraph" style:parent-style-name="Text_20_body" style:list-style-name="WWNum3">
      <style:text-properties officeooo:paragraph-rsid="00673f95"/>
    </style:style>
    <style:style style:name="P23" style:family="paragraph" style:parent-style-name="Text_20_body">
      <style:text-properties officeooo:paragraph-rsid="00673f95"/>
    </style:style>
    <style:style style:name="P24" style:family="paragraph" style:parent-style-name="Text_20_body" style:list-style-name="WWNum5">
      <style:text-properties officeooo:paragraph-rsid="00673f95"/>
    </style:style>
    <style:style style:name="P25" style:family="paragraph" style:parent-style-name="Text_20_body" style:list-style-name="L1">
      <style:text-properties officeooo:paragraph-rsid="00673f95"/>
    </style:style>
    <style:style style:name="P26" style:family="paragraph" style:parent-style-name="Text_20_body" style:list-style-name="L2">
      <style:text-properties officeooo:paragraph-rsid="00673f95"/>
    </style:style>
    <style:style style:name="P27" style:family="paragraph" style:parent-style-name="Text_20_body">
      <style:text-properties fo:font-style="normal" fo:font-weight="bold" officeooo:paragraph-rsid="00673f95" style:font-style-asian="normal" style:font-weight-asian="bold" style:font-style-complex="normal" style:font-weight-complex="bold"/>
    </style:style>
    <style:style style:name="P28" style:family="paragraph" style:parent-style-name="Text_20_body" style:list-style-name="L3">
      <style:text-properties officeooo:paragraph-rsid="00673f95"/>
    </style:style>
    <style:style style:name="P29" style:family="paragraph" style:parent-style-name="Листинг">
      <style:text-properties officeooo:paragraph-rsid="00682151"/>
    </style:style>
    <style:style style:name="P30" style:family="paragraph" style:parent-style-name="Мой_20_код_20_для_20_Code_20_Highlighter_20_2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7f7f8" fo:background-color="transparent"/>
    </style:style>
    <style:style style:name="P31" style:family="paragraph" style:parent-style-name="Мой_20_код_20_для_20_Code_20_Highlighter_20_2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32" style:family="paragraph" style:parent-style-name="Мой_20_код_20_для_20_Code_20_Highlighter_20_2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style:use-window-font-color="true" loext:opacity="0%" fo:font-size="12pt" fo:language="zxx" fo:country="none" fo:font-style="normal" style:text-underline-style="none" fo:font-weight="normal" officeooo:paragraph-rsid="0067f7f8" fo:background-color="transparent"/>
    </style:style>
    <style:style style:name="P33" style:family="paragraph" style:parent-style-name="Мой_20_код_20_для_20_Code_20_Highlighter_20_2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/>
      <style:text-properties fo:color="#000000" loext:opacity="100%" fo:font-size="12pt" fo:language="zxx" fo:country="none" fo:font-style="normal" style:text-underline-style="none" fo:font-weight="normal" officeooo:rsid="0067f7f8" officeooo:paragraph-rsid="0067f7f8" fo:background-color="transparen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328e42"/>
    </style:style>
    <style:style style:name="T4" style:family="text">
      <style:text-properties officeooo:rsid="0039bf9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5b5a21"/>
    </style:style>
    <style:style style:name="T8" style:family="text">
      <style:text-properties officeooo:rsid="005c4ead"/>
    </style:style>
    <style:style style:name="T9" style:family="text">
      <style:text-properties fo:letter-spacing="-0.004cm"/>
    </style:style>
    <style:style style:name="T10" style:family="text">
      <style:text-properties fo:letter-spacing="-0.004cm" officeooo:rsid="005f2da5"/>
    </style:style>
    <style:style style:name="T11" style:family="text">
      <style:text-properties fo:font-size="14pt" fo:letter-spacing="-0.004cm" style:font-size-asian="14pt"/>
    </style:style>
    <style:style style:name="T12" style:family="text">
      <style:text-properties officeooo:rsid="00673f95"/>
    </style:style>
    <style:style style:name="T13" style:family="text">
      <style:text-properties fo:color="#007020" loext:opacity="100%" fo:font-weight="bold"/>
    </style:style>
    <style:style style:name="T14" style:family="text">
      <style:text-properties fo:color="#007020" loext:opacity="100%" fo:font-size="12pt" fo:font-weight="bold"/>
    </style:style>
    <style:style style:name="T15" style:family="text">
      <style:text-properties fo:color="#bbbbbb" loext:opacity="100%"/>
    </style:style>
    <style:style style:name="T16" style:family="text">
      <style:text-properties fo:color="#bbbbbb" loext:opacity="100%" fo:font-style="normal" style:text-underline-style="none" fo:font-weight="normal"/>
    </style:style>
    <style:style style:name="T17" style:family="text">
      <style:text-properties fo:color="#bbbbbb" loext:opacity="100%" fo:font-size="12pt"/>
    </style:style>
    <style:style style:name="T18" style:family="text">
      <style:text-properties fo:color="#0e84b5" loext:opacity="100%" fo:font-weight="bold"/>
    </style:style>
    <style:style style:name="T19" style:family="text">
      <style:text-properties fo:color="#000000" loext:opacity="100%"/>
    </style:style>
    <style:style style:name="T20" style:family="text">
      <style:text-properties fo:color="#902000" loext:opacity="100%"/>
    </style:style>
    <style:style style:name="T21" style:family="text">
      <style:text-properties fo:color="#06287e" loext:opacity="100%"/>
    </style:style>
    <style:style style:name="T22" style:family="text">
      <style:text-properties fo:color="#4070a0" loext:opacity="100%"/>
    </style:style>
    <style:style style:name="T23" style:family="text">
      <style:text-properties fo:color="#666666" loext:opacity="100%"/>
    </style:style>
    <style:style style:name="T24" style:family="text">
      <style:text-properties fo:font-size="12pt"/>
    </style:style>
    <style:style style:name="T25" style:family="text">
      <style:text-properties fo:color="#60a0b0" loext:opacity="100%"/>
    </style:style>
    <style:style style:name="T26" style:family="text">
      <style:text-properties fo:color="#60a0b0" loext:opacity="100%" fo:font-size="12pt"/>
    </style:style>
    <style:style style:name="T27" style:family="text">
      <style:text-properties officeooo:rsid="004aacfa"/>
    </style:style>
    <style:style style:name="T28" style:family="text">
      <style:text-properties officeooo:rsid="0068215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1">Министерство образования, науки и молодежной политики</text:p>
      <text:p text:style-name="P6">Краснодарского <text:s/>края</text:p>
      <text:p text:style-name="P11">Государственное бюджетное профессиональное образовательное учреждение Краснодарского края «Ейский полипрофильный колледж»</text:p>
      <text:p text:style-name="P15"><text:span text:style-name="Emphasis"/></text:p>
      <text:p text:style-name="P2"/>
      <text:p text:style-name="P2"/>
      <text:p text:style-name="P3">Поддержка и <text:span text:style-name="T8">т</text:span>естирование программных модулей</text:p>
      <text:p text:style-name="P13"><text:span text:style-name="T12">ПРАКТИЧЕСКАЯ</text:span> РАБОТА №<text:span text:style-name="T12">1</text:span></text:p>
      <text:p text:style-name="P16">по теме:</text:p>
      <text:h text:style-name="P17" text:outline-level="1"><text:span text:style-name="T10">И</text:span><text:span text:style-name="T9">нструкция try-catch</text:span></text:h>
      <text:p text:style-name="Заголовок_20_2_20_титул"/>
      <text:p text:style-name="P8"><text:span text:style-name="T5">Выполн</text:span><text:span text:style-name="T6">ил:</text:span><text:span text:style-name="T3"> </text:span></text:p>
      <text:p text:style-name="P8"><text:span text:style-name="T4">студент ЕПК,</text:span> <text:span text:style-name="T4">группа</text:span> </text:p>
      <text:p text:style-name="P10">ФИО</text:p>
      <text:p text:style-name="P9"/>
      <text:p text:style-name="P14"><text:span text:style-name="T4">Проверил</text:span>:</text:p>
      <text:p text:style-name="P7"><text:span text:style-name="T4">преподаватель </text:span><text:span text:style-name="T7">курса</text:span></text:p>
      <text:p text:style-name="P12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3</text:span></text:span></text:p>
      <text:h text:style-name="P19" text:outline-level="2"><text:span text:style-name="T12">1. </text:span>Цель занятия</text:h>
      <text:p text:style-name="P23"><text:tab/>Получить практические навыки обработки и генерации исключений в модулях</text:p>
      <text:p text:style-name="P23"/>
      <text:h text:style-name="Heading_20_2" text:outline-level="2"><text:span text:style-name="T12">2. </text:span>Краткие теоретические сведения</text:h>
      <text:p text:style-name="P23"><text:tab/>В .NET Framework предусмотрена развитая система обработки ошибок. Механизм обработки ошибок С# позволяет закодировать пользовательскую обработку для каждого типа ошибочных условий, а также отделить код, потенциально порождающий ошибки, от кода, обрабатывающего их.</text:p>
      <text:h text:style-name="Heading_20_3" text:outline-level="3">Пользовательские ошибки (user errors)</text:h>
      <text:p text:style-name="P23"><text:tab/>В отличие от программных ошибок, пользовательские ошибки обычно возникают из-за тех, кто запускает приложение, а не тех, кто его создает. Например, ввод конечным пользователем в текстовом поле неправильно оформленной строки может привести к генерации ошибки подобного рода, если в коде не была предусмотрена возможность обработки некорректного ввода.</text:p>
      <text:h text:style-name="Heading_20_3" text:outline-level="3">Исключения (exceptions)</text:h>
      <text:p text:style-name="P23"><text:span text:style-name="T11"><text:tab/>Исключениями, или исключительными ситуациями, обычно называются аномалии, которые могут возникать во время выполнения и которые трудно, а порой и вообще невозможно, предусмотреть во время программирования приложения. К числу таких возможных исключений относятся попытки подключения к базе данных, которой больше не существует, попытки открытия поврежденного файла или попытки установки связи с машиной, которая в текущий момент находится в автономном режиме. В каждом из этих случаев программист (и конечный пользователь) мало что может сделать с подобными "исключительными" обстоятельствами. Структурированная обработка исключений в .NET представляет собой методику, предназначенную для работы с исключениями, которые могут возникать на этапе выполнения. Даже в случае программных и пользовательских ошибок, которые<text:tab/>ускользнули от глаз программиста, однако, CLR будет часто автоматически генерировать соответствующее исключение с описанием текущей проблемы. В библиотеках базовых классов </text:span>.NET определено множество различных <text:soft-page-break/>исключений, таких как FormatException, IndexOutOfRangeException, FileNotFoundException, ArgumentOutOfRangeException и т.д.</text:p>
      <text:p text:style-name="P23"><text:tab/>В терминологии .NET под "исключением" подразумеваются программные ошибки, пользовательские ошибки и ошибки времени выполнения. Прежде чем погружаться в детали, давайте посмотрим, какую роль играет структурированная обработка исключений, и чем она отличается от традиционных методик обработки ошибок.</text:p>
      <text:h text:style-name="Heading_20_3" text:outline-level="3">Составляющие процесса обработки исключений в .NET</text:h>
      <text:p text:style-name="P23"><text:tab/>Программирование со структурированной обработкой исключений подразумевает использование четырех следующих связанных между собой сущностей:</text:p>
      <text:list text:style-name="L1">
        <text:list-item>
          <text:p text:style-name="P25">тип класса, который представляет детали исключения;</text:p>
        </text:list-item>
        <text:list-item>
          <text:p text:style-name="P25">член, способный генерировать (throw) в вызывающем коде экземпляр класса исключения при соответствующих обстоятельствах;</text:p>
        </text:list-item>
        <text:list-item>
          <text:p text:style-name="P25">блок кода на вызывающей стороне, ответственный за обращение к члену, в котором может произойти исключение;</text:p>
        </text:list-item>
        <text:list-item>
          <text:p text:style-name="P25">блок кода на вызывающей стороне, который будет обрабатывать (или перехватывать (catch)) исключение в случае его возникновения.</text:p>
        </text:list-item>
      </text:list>
      <text:p text:style-name="P23"><text:tab/>Для того чтобы справиться с возможными ошибочными ситуациями в коде С#, программа обычно делится на блоки трех разных типов:</text:p>
      <text:list text:style-name="L2">
        <text:list-item>
          <text:p text:style-name="P26">Блоки try инкапсулируют код, формирующий часть нормальных действий программы, которые потенциально могут столкнуться с серьезными ошибочными ситуациями.</text:p>
        </text:list-item>
        <text:list-item>
          <text:p text:style-name="P26">Блоки catch инкапсулируют код, который обрабатывает ошибочные ситуации, происходящие в коде блока try. Это также удобное место для протоколирования ошибок.</text:p>
        </text:list-item>
        <text:list-item>
          <text:p text:style-name="P26">Блоки finally инкапсулируют код, очищающий любые ресурсы или выполняющий другие действия, которые обычно нужно выполнить в конце блоков try или catch. Важно понимать, что этот блок выполняется независимо от того, сгенерированo исключение или нет.</text:p>
        </text:list-item>
      </text:list>
      <text:h text:style-name="Heading_20_3" text:outline-level="3"><text:span text:style-name="T28">t</text:span>ry и catch</text:h>
      <text:p text:style-name="P23"><text:tab/>Основу обработки исключительных ситуаций в С# составляет пара ключевых слов try и catch. Эти ключевые слова действуют совместно и не могут <text:soft-page-break/>быть использованы порознь. Ниже приведена общая форма определения блоков try/catch для обработки исключительных ситуаций:</text:p>
      <text:p text:style-name="Мой_20_код">try {</text:p>
      <text:p text:style-name="Мой_20_код"><text:tab/>// Блок кода, проверяемый на наличие ошибок.</text:p>
      <text:p text:style-name="Мой_20_код">}</text:p>
      <text:p text:style-name="Мой_20_код">catch (ExcepType1 exOb) {</text:p>
      <text:p text:style-name="Мой_20_код"><text:tab/>// Обработчик исключения типа ExcepType1.</text:p>
      <text:p text:style-name="Мой_20_код">}</text:p>
      <text:p text:style-name="Мой_20_код">catch (ExcepType2 exOb) {</text:p>
      <text:p text:style-name="Мой_20_код"><text:tab/>// Обработчик исключения типа ExcepType2.</text:p>
      <text:p text:style-name="Мой_20_код">}</text:p>
      <text:p text:style-name="P23">...</text:p>
      <text:p text:style-name="P23">где ExcepType — это тип возникающей исключительной ситуации. Когда исключение генерируется оператором try, оно перехватывается составляющим ему пару оператором catch, который затем обрабатывает это исключение. В зависимости от типа исключения выполняется и соответствующий оператор catch. Так, если типы генерируемого исключения и того, что указывается в операторе catch, совпадают, то выполняется именно этот оператор, а все остальные пропускаются. Когда исключение перехватывается, переменная исключения exOb получает свое значение. На самом деле указывать переменную exOb необязательно. Так, ее необязательно указывать, если обработчику исключений не требуется доступ к объекту исключения, что бывает довольно часто. Для обработки исключения достаточно и его типа.</text:p>
      <text:h text:style-name="Heading_20_3" text:outline-level="3"><text:tab/>Последствия неперехвата исключений</text:h>
      <text:section text:style-name="Sect1" text:name="Раздел4">
        <text:p text:style-name="P23"><text:tab/>Перехват одного из стандартных исключений дает еще одно преимущество: он исключает аварийное завершение программы. Как только исключение будет сгенерировано, оно должно быть перехвачено каким-то фрагментом кода в определенном месте программы. Вообще говоря, если исключение не перехватывается в программе, то оно будет перехвачено исполняющей системой. Но дело в том, что исполняющая система выдаст сообщение об ошибке и прервет выполнение программы.</text:p>
        <text:p text:style-name="P23"><text:tab/>Такие сообщения об ошибках полезны для отладки программы, но, по меньше мере, нежелательны при ее использовании на практике! Именно поэтому так важно организовать обработку исключительных ситуаций в самой программе.</text:p>
      </text:section>
      <text:h text:style-name="Heading_20_2" text:outline-level="2"><text:soft-page-break/>Порядок выполнения работы</text:h>
      <text:h text:style-name="Heading_20_3" text:outline-level="3">Исходные данные:</text:h>
      <text:p text:style-name="P27">Есть массив целых чисел размером n. С клавиатуры вводится два числа</text:p>
      <text:p text:style-name="P27">- порядковые номера элементов массива, которые необходимо суммировать. Например, если ввели 3 и 5 - суммируются 3-й и 5-й элементы. Описать функцию целого типа, возвращающую сумму заданных элементов массива.</text:p>
      <text:h text:style-name="Heading_20_3" text:outline-level="3">Решение</text:h>
      <text:p text:style-name="P23">При создании программы нужно предусмотреть случаи, когда были введены не числа, и когда одно из чисел, или оба больше размера массива.</text:p>
      <text:p text:style-name="P29">Листинг <text:sequence text:ref-name="refЛистинг2" text:name="Листинг" text:formula="ooow:Листинг+1" style:num-format="1">1</text:sequence>. <text:span text:style-name="T27">Алгоритм вычисления рекурсивной функции</text:span></text:p>
      <text:p text:style-name="P31"><text:span text:style-name="T25"><text:s/>1 <text:s/></text:span><text:span text:style-name="T15"><text:s/></text:span><text:span text:style-name="T13">using</text:span><text:span text:style-name="T15"> </text:span><text:span text:style-name="T18">System</text:span><text:span text:style-name="T19">;</text:span></text:p>
      <text:p text:style-name="P31"><text:span text:style-name="T25"><text:s/>2 <text:s/></text:span><text:span text:style-name="T15"><text:s/></text:span><text:span text:style-name="T13">using</text:span><text:span text:style-name="T15"> </text:span><text:span text:style-name="T18">System.Collections.Generic</text:span><text:span text:style-name="T19">;</text:span></text:p>
      <text:p text:style-name="P31"><text:span text:style-name="T25"><text:s/>3 <text:s/></text:span><text:span text:style-name="T15"><text:s/></text:span><text:span text:style-name="T13">using</text:span><text:span text:style-name="T15"> </text:span><text:span text:style-name="T18">System.Linq</text:span><text:span text:style-name="T19">;</text:span></text:p>
      <text:p text:style-name="P31"><text:span text:style-name="T25"><text:s/>4 <text:s/></text:span><text:span text:style-name="T15"><text:s/></text:span><text:span text:style-name="T13">using</text:span><text:span text:style-name="T15"> </text:span><text:span text:style-name="T18">System.Threading.Tasks</text:span><text:span text:style-name="T19">;</text:span><text:span text:style-name="T15"> </text:span><text:span text:style-name="T13">namespace</text:span><text:span text:style-name="T15"> </text:span><text:span text:style-name="T18">ConsoleApp1</text:span></text:p>
      <text:p text:style-name="P31"><text:span text:style-name="T25"><text:s/>5 <text:s/></text:span><text:span text:style-name="T15"><text:s/></text:span><text:span text:style-name="T19">{</text:span></text:p>
      <text:p text:style-name="P31"><text:span text:style-name="T25"><text:s/>6 <text:s/></text:span><text:span text:style-name="T15"><text:s/><text:tab/></text:span><text:span text:style-name="T13">public</text:span><text:span text:style-name="T15"> </text:span><text:span text:style-name="T13">class</text:span><text:span text:style-name="T15"> </text:span><text:span text:style-name="T18">Program</text:span></text:p>
      <text:p text:style-name="P31"><text:span text:style-name="T25"><text:s/>7 <text:s/></text:span><text:span text:style-name="T15"><text:tab/><text:tab/></text:span><text:span text:style-name="T19">{</text:span></text:p>
      <text:p text:style-name="P31"><text:span text:style-name="T25"><text:s/>8 <text:s/></text:span><text:span text:style-name="T15"><text:s/><text:tab/><text:tab/></text:span><text:span text:style-name="T13">static</text:span><text:span text:style-name="T15"> </text:span><text:span text:style-name="T20">int</text:span><text:span text:style-name="T15"> </text:span><text:span text:style-name="T21">summaka</text:span><text:span text:style-name="T19">(</text:span><text:span text:style-name="T20">int</text:span><text:span text:style-name="T15"> </text:span><text:span text:style-name="T19">a,</text:span><text:span text:style-name="T15"> </text:span><text:span text:style-name="T20">int</text:span><text:span text:style-name="T15"> </text:span><text:span text:style-name="T19">b,</text:span><text:span text:style-name="T15"> </text:span><text:span text:style-name="T13">params</text:span><text:span text:style-name="T15"> </text:span><text:span text:style-name="T20">int</text:span><text:span text:style-name="T19">[]</text:span><text:span text:style-name="T15"> </text:span><text:span text:style-name="T19">m)</text:span></text:p>
      <text:p text:style-name="P31"><text:span text:style-name="T25"><text:s/>9 <text:s/></text:span><text:span text:style-name="T15"><text:tab/><text:tab/><text:tab/></text:span><text:span text:style-name="T19">{</text:span></text:p>
      <text:p text:style-name="P31"><text:span text:style-name="T25">10 <text:s/></text:span><text:span text:style-name="T15"><text:s/><text:tab/><text:tab/><text:tab/></text:span><text:span text:style-name="T13">try</text:span><text:span text:style-name="T15"> </text:span><text:span text:style-name="T19">{</text:span></text:p>
      <text:p text:style-name="P31"><text:span text:style-name="T25">11 <text:s/></text:span><text:span text:style-name="T15"><text:s/><text:tab/><text:tab/><text:tab/><text:tab/>...</text:span></text:p>
      <text:p text:style-name="P31"><text:span text:style-name="T25">12 <text:s/></text:span><text:span text:style-name="T15"><text:s/><text:tab/><text:tab/><text:tab/><text:tab/><text:tab/></text:span><text:span text:style-name="T19">{</text:span></text:p>
      <text:p text:style-name="P32"><text:span text:style-name="T25">13 <text:s/></text:span><text:span text:style-name="T15"><text:s/><text:tab/><text:tab/><text:tab/><text:tab/><text:tab/></text:span><text:span text:style-name="T19">Console.WriteLine(</text:span><text:span text:style-name="T22">"Это не число! "</text:span><text:span text:style-name="T15"> </text:span><text:span text:style-name="T23">+</text:span></text:p>
      <text:p text:style-name="P30"><text:span text:style-name="T26">14 <text:s/></text:span><text:span text:style-name="T15"><text:tab/><text:tab/><text:tab/><text:tab/><text:tab/><text:tab/></text:span><text:span text:style-name="T19">ex.Message);</text:span><text:span text:style-name="T15"> </text:span><text:span text:style-name="T19">Console.ReadLine();</text:span></text:p>
      <text:p text:style-name="P31"><text:span text:style-name="T25">15 <text:s/></text:span><text:span text:style-name="T15"><text:s/><text:tab/><text:tab/><text:tab/><text:tab/><text:tab/></text:span><text:span text:style-name="T19">}</text:span></text:p>
      <text:p text:style-name="P31"><text:span text:style-name="T25">16 <text:s/></text:span><text:span text:style-name="T15"><text:s/><text:tab/><text:tab/><text:tab/><text:tab/></text:span><text:span text:style-name="T19">}</text:span></text:p>
      <text:p text:style-name="P31"><text:span text:style-name="T25">17 <text:s/></text:span><text:span text:style-name="T15"><text:s/><text:tab/><text:tab/></text:span><text:span text:style-name="T19">}</text:span></text:p>
      <text:p text:style-name="P31"><text:span text:style-name="T25">18 <text:s/></text:span><text:span text:style-name="T15"><text:s/><text:tab/></text:span><text:span text:style-name="T19">}</text:span></text:p>
      <text:p text:style-name="P33"><text:span text:style-name="T25">19 <text:s/>...</text:span></text:p>
      <text:p text:style-name="P33"><text:span text:style-name="T25">20 <text:s text:c="2"/></text:span>}</text:p>
      <text:p text:style-name="P23"/>
      <text:h text:style-name="P20" text:outline-level="2"/>
      <text:h text:style-name="P18" text:outline-level="2">Содержание отчета</text:h>
      <text:list text:style-name="WWNum3">
        <text:list-item>
          <text:p text:style-name="P22">Цель работы</text:p>
        </text:list-item>
        <text:list-item>
          <text:p text:style-name="P22">Задани<text:span text:style-name="T12">е</text:span></text:p>
        </text:list-item>
        <text:list-item>
          <text:p text:style-name="P22">Порядок выполнения работы</text:p>
        </text:list-item>
        <text:list-item>
          <text:p text:style-name="P22">Вывод</text:p>
        </text:list-item>
      </text:list>
      <text:p text:style-name="P23"/>
      <text:h text:style-name="Heading_20_2" text:outline-level="2">Варианты к практической работе:</text:h>
      <text:list text:style-name="L3">
        <text:list-item>
          <text:p text:style-name="P28">Описать функцию IsIdent(S) целого типа, проверяющую, является ли строка S допустимым идентификатором, то есть непустой строкой, которая содержит только латинские буквы, цифры и символ подчеркивания «_» и не начинается с цифры. Если S является допустимым идентификатором, то функция возвращает 0. Если S является пустой строкой, то возвращается –1, если S начинается с цифры, то возвращается –2. Если S содержит недопустимые символы, то возвращается номер первого недопустимого символа. Проверить с помощью функции IsIdent две данные строки.</text:p>
        </text:list-item>
        <text:list-item>
          <text:p text:style-name="P28">Описать функцию FillStr(S, N) строкового типа, возвращающую строку длины N, заполненную повторяющимися копиями строки-шаблона S (последняя копия строки-шаблона может входить в результирующую строку частично). Используя эту функцию, сформировать по данному числу N и двум строкам-шаблонам две результирующие строки длины N.</text:p>
        </text:list-item>
        <text:list-item>
          <text:p text:style-name="P28">Описать процедуру UpCaseRus(S), преобразующую все строчные русские буквы строки S в прописные (остальные символы строки S не из- меняются). Строка S является входным и выходным параметром. Используя процедуру UpCaseRus, преобразовать две данные строки.</text:p>
        </text:list-item>
        <text:list-item>
          <text:p text:style-name="P28">Описать процедуру LowCaseRus(S), преобразующую все прописные русские буквы строки S в строчные (остальные символы строки S не изменяются). Строка S является входным и выходным параметром. Используя процедуру LowCaseRus, преобразовать две данные строки.</text:p>
        </text:list-item>
        <text:list-item>
          <text:p text:style-name="P28">Описать процедуру TrimLeftC(S, C), удаляющую в строке S начальные символы, совпадающие с символом C. Строка S является входным и выходным параметром. Дан символ C и две строки. Используя процедуру TrimLeftC, преобразовать данные строки.</text:p>
        </text:list-item>
        <text:list-item>
          <text:p text:style-name="P28"><text:soft-page-break/>Описать процедуру TrimRightC(S, C), удаляющую в строке S конечные символы, совпадающие с символом C. Строка S является входным и выходным параметром. Дан символ C и две строки. Используя процедуру TrimRightC, преобразовать данные строки.</text:p>
        </text:list-item>
        <text:list-item>
          <text:p text:style-name="P28">Описать функцию InvertStr(S, K, N) строкового типа, возвращающую инвертированную подстроку строки S, содержащую в обратном порядке N символов строки S, начиная с ее K-го символа. Если K превосходит длину строки S, то возвращается пустая строка; если длина строки меньше K + N, то инвертируются все символы строки, начиная с ее K-го символа. Вывести значения функции InvertStr для данной строки S и каждой из трех пар по- ложительных целых чисел: (K1, N1), (K2, N2), (K3, N3).</text:p>
        </text:list-item>
        <text:list-item>
          <text:p text:style-name="P28">Описать функцию PosSub(S0, S, K, N) целого типа, возвращающую номер позиции, начиная с которой в строке S содержится первое вхождение строки S0, причем анализируются только N символов строки S, начиная с ее K-го символа (таким образом, PosSub обеспечивает поиск в подстроке). Если K превосходит длину строки S, то возвращается 0, если длина строки меньше K + N, то анализируются все символы строки, начиная с ее K-го символа. Если в требуемой подстроке строки S вхождения S0 отсутствуют, то функция возвращает 0. Вывести значения функции PosSub для данных строк S0, S и каждой из трех пар положительных целых чисел: (K1, N1), (K2, N2), (K3, N3).</text:p>
        </text:list-item>
        <text:list-item>
          <text:p text:style-name="P28">Описать функцию PosLast(S0, S) целого типа, возвращающую номер позиции, начиная с которой в строке S содержится последнее вхождение подстроки S0. Считать, что перекрывающихся вхождений подстрок S0 строка S не содержит. Если в строке S отсутствуют подстроки S0, то функция возвращает 0. Вывести значения этой функции для двух данных пар строк S0 и S.</text:p>
        </text:list-item>
        <text:list-item>
          <text:p text:style-name="P28">Описать функцию PosK(S0, S, K) целого типа, возвращающую номер позиции, начиная с которой в строке S содержится K-е вхождение под- строки S0 (K &gt; 0). Если количество вхождений S0 в строке S меньше K, то функция возвращает 0. Считать, что перекрывающихся вхождений под-строк S0 строка S не содержит. Вывести значения этой функции для двух данных троек: S0, S и K.</text:p>
        </text:list-item>
        <text:list-item>
          <text:p text:style-name="P28">Описать функцию WordK(S, K) строкового типа, возвращающую K- е слово строки S (словом считается набор символов, не содержащий пробе- лов и ограниченный пробелами или началом/концом строки). Если количество <text:soft-page-break/>слов в строке меньше K, то функция возвращает пустую строку. Используя эту функцию, выделить из данной строки S слова с данными номерами K1, K2, K3.</text:p>
        </text:list-item>
        <text:list-item>
          <text:p text:style-name="P28">Описать процедуру SplitStr(S, W, N), которая формирует по данной строке S массив W слов, входящих в S (массив W и его размер N являются выходными параметрами). Словом считается набор символов, не содержащий пробелов и ограниченный пробелами или началом/концом строки; предполагается, что строка S содержит не более 10 слов. Используя функцию SplitStr, найти количество слов N, содержащихся в данной строке S, и сами эти слова.</text:p>
        </text:list-item>
        <text:list-item>
          <text:p text:style-name="P28">Описать функцию CompressStr(S) строкового типа, выполняющую сжатие строки S по следующему правилу: каждая подстрока строки S, со- стоящая из более чем четырех одинаковых символов C, заменяется текстом вида «С{K}», где K — количество символов C (предполагается, что строка S не содержит фигурных скобок «{» и «}»). Например, для строки S = «bbbccccce» функция вернет строку «bbbc{5}e». С помощью функции CompressStr сжать пять данных строк.</text:p>
        </text:list-item>
        <text:list-item>
          <text:p text:style-name="P28">Описать функцию DecompressStr(S) строкового типа, восстанавливающую строку, сжатую процедурой CompressStr (см. пред. задание). Параметр S содержит сжатую строку; восстановленная строка является возвращаемым значением функции. С помощью функции DecompressStr восстановить две данные сжатые строки.</text:p>
        </text:list-item>
        <text:list-item>
          <text:p text:style-name="P28">Описать функцию DecToBin(N) строкового типа, возвращающую строковое представление целого неотрицательного числа N в двоичной системе счисления. Результирующая строка состоит из символов «0»–«1» и не содержит ведущих нулей (за исключением представления числа 0). Используя эту функцию, получить двоичные представления двух данных чисел.</text:p>
        </text:list-item>
        <text:list-item>
          <text:p text:style-name="P28">Описать функцию DecToHex(N) строкового типа, возвращающую строковое представление целого неотрицательного числа N в 16-ричной системе счисления. Результирующая строка состоит из символов «0»–«9», «A»–«F» и не содержит ведущих нулей (за исключением представления числа 0). Используя эту функцию, получить 16-ричные представления пяти данных чисел.</text:p>
        </text:list-item>
        <text:list-item>
          <text:p text:style-name="P28">Описать функцию BinToDec(S) целого типа, определяющую целое неотрицательное число по его строковому представлению S в двоичной <text:soft-page-break/>системе счисления. Параметр S имеет строковый тип, состоит из символов «0»–«1» и не содержит ведущих нулей (за исключением значения «0»). Используя эту функцию, вывести два числа, для которых даны их двоичные представления.</text:p>
        </text:list-item>
        <text:list-item>
          <text:p text:style-name="P28">Описать функцию LPos(S0, S, L) целого типа, возвращающую номер позиции, начиная с которой в строке S содержится L-е вхождение подстроки S0 (L &gt; 0). Если количество вхождений S0 в строке S меньше L, то функция возвращает 0. Считать, что перекрывающихся вхождений подстрок S0 строка S не содержит. Вывести значения этой функции для двух данных троек: S0, S и L.</text:p>
        </text:list-item>
        <text:list-item>
          <text:p text:style-name="P28">Описать функцию DecToOct(N) строкового типа, возвращающую строковое представление целого неотрицательного числа N в восьмеричной системе счисления. Результирующая строка состоит из символов «0»–«7» и не содержит ведущих нулей (за исключением представления числа 0). Используя эту функцию, получить восьмеричные представления двух данных чисел.</text:p>
        </text:list-item>
        <text:list-item>
          <text:p text:style-name="P28">Описать функцию OctToDec (N) целого типа, определяющую целое неотрицательное число по его строковому представлению S в восьмеричной системе счисления. Параметр S имеет строковый тип, состоит из символов «0»–«7» и не содержит ведущих нулей (за исключением значения «0»). Используя эту функцию, вывести два числа, для которых даны их восьмеричные представления.</text:p>
        </text:list-item>
        <text:list-item>
          <text:p text:style-name="P28">Описать процедуру UpCaseRus(S), преобразующую все строчные русские буквы строки S в прописные (остальные символы строки S не из- меняются). Строка S является входным и выходным параметром. Используя процедуру UpCaseRus, преобразовать две данные строки.</text:p>
        </text:list-item>
        <text:list-item>
          <text:p text:style-name="P28">Описать функцию DecToHex(N) строкового типа, возвращающую строковое представление целого неотрицательного числа N в 16-ричной системе счисления. Результирующая строка состоит из символов «0»–«9», «A»–«F» и не содержит ведущих нулей (за исключением представления числа 0). Используя эту функцию, получить 16-ричные представления пяти данных чисел.</text:p>
        </text:list-item>
        <text:list-item>
          <text:p text:style-name="P28">Описать функцию WordK(S, K) строкового типа, возвращающую K- е слово строки S (словом считается набор символов, не содержащий пробе- лов и ограниченный пробелами или началом/концом строки). Если количество слов в строке меньше K, то функция возвращает пустую строку. Используя <text:soft-page-break/>эту функцию, выделить из данной строки S слова с данными номерами K1, K2, K3.</text:p>
        </text:list-item>
      </text:list>
      <text:h text:style-name="Heading_20_3" text:outline-level="3">Контрольные вопросы</text:h>
      <text:list text:style-name="WWNum5">
        <text:list-item>
          <text:p text:style-name="P24">Что такое обработка исключений?</text:p>
        </text:list-item>
        <text:list-item>
          <text:p text:style-name="P24">Для чего в программе предусмотрена обработка исключений?</text:p>
        </text:list-item>
        <text:list-item>
          <text:p text:style-name="P24">Перечислите несколько часто встречаемых типов исключений.</text:p>
        </text:list-item>
        <text:list-item>
          <text:p text:style-name="P24">Какая конструкция используется для обработки исключений?</text:p>
        </text:list-item>
        <text:list-item>
          <text:p text:style-name="P24">Структура оператора try-catch-finally.</text:p>
        </text:list-item>
        <text:list-item>
          <text:p text:style-name="P24">Порядок выполнения блока try...catch..finally.</text:p>
        </text:list-item>
        <text:list-item>
          <text:p text:style-name="P24">Сколько операторов catch может быть в программе и в каком порядке их надо ставить?</text:p>
        </text:list-item>
        <text:list-item>
          <text:p text:style-name="P24">Для чего используется блок finally и является ли он обязательным</text:p>
        </text:list-item>
        <text:list-item>
          <text:p text:style-name="P24">Какие еще есть способы обработки исключений?</text:p>
        </text:list-item>
        <text:list-item>
          <text:p text:style-name="P24">Когда необходимо вызывать исключения в программе?</text:p>
        </text:list-item>
        <text:list-item>
          <text:p text:style-name="P24">Как вызываются исключения, описывающие ошибку?</text:p>
        </text:list-item>
      </text:list>
      <text:p text:style-name="P23"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1.244cm" fo:margin-left="2.90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4.336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5.77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7.22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8.666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0.111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1.553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2.99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1.244cm" fo:margin-left="14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.834cm" fo:margin-bottom="0.494cm" fo:margin-left="2.575cm" fo:margin-right="1.09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  <style:master-page style:name="Converted11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1:51:56.070759482</meta:creation-date>
    <meta:editing-duration>PT2H47M59S</meta:editing-duration>
    <meta:editing-cycles>13</meta:editing-cycles>
    <meta:generator>LibreOffice/7.6.5.2$Linux_X86_64 LibreOffice_project/60$Build-2</meta:generator>
    <dc:title>Реферат ГОСТ</dc:title>
    <dc:date>2024-03-19T22:22:33.203419085</dc:date>
    <meta:document-statistic meta:table-count="0" meta:image-count="0" meta:object-count="0" meta:page-count="10" meta:paragraph-count="118" meta:word-count="2164" meta:character-count="15737" meta:non-whitespace-character-count="13637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